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20pt" style:font-size-asian="20pt" style:font-size-complex="20pt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A6099" fo:font-size="20pt" style:font-size-asian="20pt" style:font-size-complex="20pt"/>
    </style:style>
    <style:style style:name="ce9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A933" fo:font-size="20pt" style:font-size-asian="20pt" style:font-size-complex="20pt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5.55625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En tant que</text:p>
          </table:table-cell>
          <table:table-cell office:value-type="string" table:style-name="ce2">
            <text:p>Je veux</text:p>
          </table:table-cell>
          <table:table-cell office:value-type="string" table:style-name="ce2">
            <text:p>afin de</text:p>
          </table:table-cell>
          <table:table-cell office:value-type="string" table:style-name="ce2">
            <text:p>Critères d’acceptations</text:p>
          </table:table-cell>
          <table:table-cell office:value-type="string" table:style-name="ce2">
            <text:p>Tâches</text:p>
          </table:table-cell>
          <table:table-cell office:value-type="string" table:style-name="ce2">
            <text:p>Priorité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dmin</text:p>
          </table:table-cell>
          <table:table-cell office:value-type="string" table:style-name="ce11">
            <text:p>créer des comptes apprenants</text:p>
          </table:table-cell>
          <table:table-cell office:value-type="string" table:style-name="ce7">
            <text:p>que les apprenants puissent se connecter</text:p>
          </table:table-cell>
          <table:table-cell office:value-type="string" table:style-name="ce7">
            <text:p>Enregistrer les données du compte dans la BDD</text:p>
          </table:table-cell>
          <table:table-cell office:value-type="string" table:style-name="ce7">
            <text:p>- Créer un formulaire d'inscription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Vérifier que l'étudiant n'existe pas déjà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3">
            <text:p>- Enregistrer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dmin</text:p>
          </table:table-cell>
          <table:table-cell office:value-type="string" table:style-name="ce3">
            <text:p>créer des comptes formateurs</text:p>
          </table:table-cell>
          <table:table-cell office:value-type="string" table:style-name="ce7">
            <text:p>que les formateurs puissent se connecter</text:p>
          </table:table-cell>
          <table:table-cell office:value-type="string" table:style-name="ce7">
            <text:p>Enregistrer les données du compte dans la BDD</text:p>
          </table:table-cell>
          <table:table-cell office:value-type="string" table:style-name="ce7">
            <text:p>- Créer un formulaire d'inscription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Vérifier que l'étudiant n'existe pas déjà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3">
            <text:p>- Enregistrer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4">
          <table:table-cell office:value-type="string" table:style-name="ce9">
            <text:p>Admin</text:p>
          </table:table-cell>
          <table:table-cell office:value-type="string" table:style-name="ce3">
            <text:p>créer les promotions</text:p>
          </table:table-cell>
          <table:table-cell office:value-type="string" table:style-name="ce7">
            <text:p>d'affecter les apprenants à une promotion</text:p>
          </table:table-cell>
          <table:table-cell office:value-type="string" table:style-name="ce7">
            <text:p>Enregistrer les données du compte dans la BDD</text:p>
          </table:table-cell>
          <table:table-cell office:value-type="string" table:style-name="ce7">
            <text:p>- Créer un formulaire d'ajout de promotions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Admin</text:p>
          </table:table-cell>
          <table:table-cell office:value-type="string" table:style-name="ce7">
            <text:p>associer une promotion à des apprenants</text:p>
          </table:table-cell>
          <table:table-cell office:value-type="string" table:style-name="ce7">
            <text:p>lister les apprenants de la promotion</text:p>
          </table:table-cell>
          <table:table-cell office:value-type="string" table:style-name="ce7">
            <text:p>Créer un lien entre une promotion et des apprenants</text:p>
          </table:table-cell>
          <table:table-cell office:value-type="string" table:style-name="ce7">
            <text:p>- Faire une jointure dans la bdd entre promotion et apprenant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Afficher la liste de tous les apprenant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7">
            <text:p>- Pouvoir les rajouter dans une promotion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4">
          <table:table-cell office:value-type="string" table:style-name="ce13">
            <text:p>Admin</text:p>
          </table:table-cell>
          <table:table-cell office:value-type="string" table:style-name="ce7">
            <text:p>associer un tuteur et ses apprenants</text:p>
          </table:table-cell>
          <table:table-cell office:value-type="string" table:style-name="ce7">
            <text:p>que le tuteur puisse voir la liste d'apprenants</text:p>
          </table:table-cell>
          <table:table-cell office:value-type="string" table:style-name="ce7">
            <text:p>Créer un lien tuteur et apprenant</text:p>
          </table:table-cell>
          <table:table-cell office:value-type="string" table:style-name="ce7">
            <text:p>- Faire une jointure dans la bdd entre tuteur et apprenants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Afficher la liste de tous les apprenant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3">
            <text:p>- Pouvoir les associer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5">
          <table:table-cell office:value-type="string" table:style-name="ce9">
            <text:p>Admin</text:p>
          </table:table-cell>
          <table:table-cell office:value-type="string" table:style-name="ce3">
            <text:p>modifier l'emploi du temps</text:p>
          </table:table-cell>
          <table:table-cell office:value-type="string" table:style-name="ce7">
            <text:p>pouvoir gérer les changements ou les absences d'un formateur</text:p>
          </table:table-cell>
          <table:table-cell office:value-type="string" table:style-name="ce3">
            <text:p>CRUD</text:p>
          </table:table-cell>
          <table:table-cell office:value-type="string" table:style-name="ce7">
            <text:p>- Récupérer la date de modification</text:p>
          </table:table-cell>
          <table:table-cell office:value-type="string" table:style-name="ce10">
            <text:p>Basse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Récupérer la formation modifiée</text:p>
          </table:table-cell>
          <table:table-cell office:value-type="string" table:style-name="ce10">
            <text:p>Basse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7">
            <text:p>- Mettre à jour le calendrier</text:p>
          </table:table-cell>
          <table:table-cell office:value-type="string" table:style-name="ce10">
            <text:p>Basse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Admin</text:p>
          </table:table-cell>
          <table:table-cell office:value-type="string" table:style-name="ce7">
            <text:p>modifier les données d'un compte</text:p>
          </table:table-cell>
          <table:table-cell office:value-type="string" table:style-name="ce7">
            <text:p>modifier des données fausses</text:p>
          </table:table-cell>
          <table:table-cell office:value-type="string" table:style-name="ce3">
            <text:p>CRUD</text:p>
          </table:table-cell>
          <table:table-cell office:value-type="string" table:style-name="ce7">
            <text:p>- Récupérer les données d'un compte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table-cell table:number-columns-spanned="4" table:number-rows-spanned="3" table:style-name="ce14"/>
          <table:covered-table-cell table:number-columns-repeated="3"/>
          <table:table-cell office:value-type="string" table:style-name="ce7">
            <text:p>- Afficher les infos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7">
            <text:p>- Modifier les donnée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7">
            <text:p>- Mettre à jour les nouvelles donnée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uteur</text:p>
          </table:table-cell>
          <table:table-cell office:value-type="string" table:style-name="ce5">
            <text:p>voir les heures de présence/absence de mes apprenants</text:p>
          </table:table-cell>
          <table:table-cell office:value-type="string" table:style-name="ce5">
            <text:p>vérifier si ils sont assidus</text:p>
          </table:table-cell>
          <table:table-cell office:value-type="string" table:style-name="ce5">
            <text:p>Afficher la liste des apprenants et leur nombre d'heures de présence/absence</text:p>
          </table:table-cell>
          <table:table-cell office:value-type="string" table:style-name="ce5">
            <text:p><text:s/>- Afficher la liste des apprenants du tuteur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Afficher le nbre d'heures de présence de l'apprenant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7">
            <text:p>- Afficher le nbre d'heures d'absence de l'apprenant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4">
          <table:table-cell office:value-type="string" table:style-name="ce9">
            <text:p>Tuteur</text:p>
          </table:table-cell>
          <table:table-cell office:value-type="string" table:style-name="ce7">
            <text:p>voir l'historique depuis entrée en formation</text:p>
          </table:table-cell>
          <table:table-cell office:value-type="string" table:style-name="ce7">
            <text:p>pouvoir les suivre depuis le début et ne rien manquer</text:p>
          </table:table-cell>
          <table:table-cell office:value-type="string" table:style-name="ce7">
            <text:p>Afficher chaque jour et voir si l'étudiant a été absent ou pas</text:p>
          </table:table-cell>
          <table:table-cell office:value-type="string" table:style-name="ce7">
            <text:p>- Ajouter un bouton historique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pprenant</text:p>
          </table:table-cell>
          <table:table-cell office:value-type="string" table:style-name="ce7">
            <text:p>accéder à mes heures de présence/absence</text:p>
          </table:table-cell>
          <table:table-cell office:value-type="string" table:style-name="ce7">
            <text:p>pouvoir justifier une absence</text:p>
          </table:table-cell>
          <table:table-cell office:value-type="string" table:style-name="ce3">
            <text:p>Afficher les absences</text:p>
          </table:table-cell>
          <table:table-cell office:value-type="string" table:style-name="ce7">
            <text:p>- Enregistrer les heures où l'apprenant a été absent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5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Stocker et déduire des nombres d'heures total de cours jusqu'au moment T =&gt; Nbre d'heures de présence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7">
            <text:p>- Afficher le nbre d'heure de présence et d'absence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pprenant</text:p>
          </table:table-cell>
          <table:table-cell office:value-type="string" table:style-name="ce7">
            <text:p>pouvoir envoyer un justificatif d'absence</text:p>
          </table:table-cell>
          <table:table-cell office:value-type="string" table:style-name="ce3">
            <text:p>d'annuler une absence</text:p>
          </table:table-cell>
          <table:table-cell office:value-type="string" table:style-name="ce3">
            <text:p>Envoyer un mail à l'admin</text:p>
          </table:table-cell>
          <table:table-cell office:value-type="string" table:style-name="ce7">
            <text:p>- Envoyer un mail à l'admin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table-cell table:number-columns-spanned="4" table:number-rows-spanned="4" table:style-name="ce14"/>
          <table:covered-table-cell table:number-columns-repeated="3"/>
          <table:table-cell office:value-type="string" table:style-name="ce7">
            <text:p>- Annuler l'absence par rapport à la date</text:p>
          </table:table-cell>
          <table:table-cell office:value-type="string" table:style-name="ce10">
            <text:p>Basse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7">
            <text:p>- Créer un formulaire d'absence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7">
            <text:p>- Côté admin : pouvoir valider ou refuser un justificatif</text:p>
          </table:table-cell>
          <table:table-cell office:value-type="string" table:style-name="ce10">
            <text:p>Basse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7">
            <text:p>- Envoi d'un fichier pdf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4">
          <table:table-cell office:value-type="string" table:style-name="ce9">
            <text:p>Formateur</text:p>
          </table:table-cell>
          <table:table-cell office:value-type="string" table:style-name="ce7">
            <text:p>valider les émargements du jour ou signaler une erreur et signer</text:p>
          </table:table-cell>
          <table:table-cell office:value-type="string" table:style-name="ce7">
            <text:p>noter et mettre à jour les absents</text:p>
          </table:table-cell>
          <table:table-cell office:value-type="string" table:style-name="ce7">
            <text:p>Afficher la liste des apprenants et les mettre "présent" ou "absent"</text:p>
          </table:table-cell>
          <table:table-cell office:value-type="string" table:style-name="ce7">
            <text:p>- Afficher la liste des apprenants du formateur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table:number-columns-spanned="4" table:number-rows-spanned="4" table:style-name="ce14"/>
          <table:covered-table-cell table:number-columns-repeated="3"/>
          <table:table-cell office:value-type="string" table:style-name="ce7">
            <text:p>- Ajouter un bouton ou option 'présent'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7">
            <text:p>- Ajouter un bouton ou option 'absent'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7">
            <text:p>- Afficher la date du jour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7">
            <text:p>- Afficher le cour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6">
          <table:table-cell table:number-columns-spanned="4" table:number-rows-spanned="1" table:style-name="ce14"/>
          <table:covered-table-cell table:number-columns-repeated="3"/>
          <table:table-cell office:value-type="string" table:style-name="ce3">
            <text:p>- Mettre une limite d'heure</text:p>
          </table:table-cell>
          <table:table-cell office:value-type="string" table:style-name="ce10">
            <text:p>Basse</text:p>
          </table:table-cell>
          <table:table-cell table:number-columns-repeated="16378"/>
        </table:table-row>
        <table:table-row table:number-rows-repeated="104853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SG</dc:creator>
    <meta:creation-date>2021-01-05T13:37:29Z</meta:creation-date>
    <dc:date>2021-03-01T09:14:08Z</dc:date>
    <meta:editing-cycles>4</meta:editing-cycles>
    <meta:editing-duration>PT4860S</meta:editing-duration>
  </office:meta>
</office:document-meta>
</file>